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A6000000DF30B381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9999ff" draw:textarea-horizontal-align="left" draw:textarea-vertical-align="top" draw:auto-grow-height="false" fo:padding-top="0.13cm" fo:padding-bottom="0.13cm" fo:padding-left="0.25cm" fo:padding-right="0.25cm" fo:wrap-option="wrap" draw:shadow="hidden" draw:shadow-color="#00007d"/>
    </style:style>
    <style:style style:name="gr2" style:family="graphic">
      <style:graphic-properties style:protect="size"/>
    </style:style>
    <style:style style:name="pr1" style:family="presentation" style:parent-style-name="IntelliGrape-title">
      <style:graphic-properties draw:stroke="none" draw:fill="none" draw:fill-color="#9999ff" draw:textarea-horizontal-align="justify" draw:textarea-vertical-align="middle" draw:auto-grow-height="true" draw:auto-grow-width="false" fo:min-height="5.879cm" fo:min-width="0cm" fo:padding-top="0.13cm" fo:padding-bottom="0.13cm" fo:padding-left="0.25cm" fo:padding-right="0.25cm" fo:wrap-option="wrap" draw:shadow="hidden" draw:shadow-color="#00007d"/>
    </style:style>
    <style:style style:name="pr2" style:family="presentation" style:parent-style-name="IntelliGrape-notes">
      <style:graphic-properties draw:fill-color="#ffffff" draw:auto-grow-height="true" fo:min-height="11.43cm"/>
    </style:style>
    <style:style style:name="pr3" style:family="presentation" style:parent-style-name="Default-title">
      <style:graphic-properties fo:min-height="3.561cm"/>
    </style:style>
    <style:style style:name="pr4" style:family="presentation" style:parent-style-name="Default-outline1">
      <style:graphic-properties fo:min-height="12.323cm"/>
    </style:style>
    <style:style style:name="pr5" style:family="presentation" style:parent-style-name="Default-notes">
      <style:graphic-properties draw:fill-color="#ffffff" fo:min-height="11.179cm"/>
    </style:style>
    <style:style style:name="pr6" style:family="presentation" style:parent-style-name="Default-title">
      <style:graphic-properties draw:auto-grow-height="true" fo:min-height="3.812cm"/>
    </style:style>
    <style:style style:name="pr7" style:family="presentation" style:parent-style-name="Default-title">
      <style:graphic-properties fo:min-height="3.551cm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Default-title">
      <style:graphic-properties fo:min-height="1.7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/>
    </style:style>
    <style:style style:name="P3" style:family="paragraph">
      <style:text-properties fo:font-size="12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T1" style:family="text">
      <style:text-properties fo:color="#ffffff" fo:font-family="Verdana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000000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IntelliGrape Software" draw:style-name="dp1" draw:master-page-name="IntelliGrape" presentation:presentation-page-layout-name="AL1T0">
        <office:forms form:automatic-focus="false" form:apply-design-mode="false"/>
        <draw:frame presentation:style-name="pr1" draw:text-style-name="P2" draw:layer="layout" svg:width="17.977cm" svg:height="6.139cm" svg:x="7cm" svg:y="5.08cm" presentation:class="title" presentation:user-transformed="true">
          <draw:text-box>
            <text:p text:style-name="P1"><text:span text:style-name="T1">Grails – Domain Classes</text:span></text:p>
          </draw:text-box>
        </draw:frame>
        <draw:custom-shape draw:style-name="gr1" draw:text-style-name="P2" draw:layer="layout" svg:width="16.722cm" svg:height="4.868cm" svg:x="8.678cm" svg:y="12.2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Agenda</text:p>
          </draw:text-box>
        </draw:frame>
        <draw:frame presentation:style-name="pr4" draw:layer="layout" svg:width="22.86cm" svg:height="13.075cm" svg:x="1.27cm" svg:y="5cm" presentation:class="outline" presentation:user-transformed="true">
          <draw:text-box>
            <text:list text:style-name="L2">
              <text:list-item>
                <text:p>POJO / POGO / Domain Classes</text:p>
              </text:list-item>
              <text:list-item>
                <text:p>Domain class as Grails Artefact</text:p>
              </text:list-item>
              <text:list-item>
                <text:p>Persisting fields to the Database</text:p>
              </text:list-item>
              <text:list-item>
                <text:p>Transient Properties</text:p>
              </text:list-item>
              <text:list-item>
                <text:p>Validation of domain instance</text:p>
              </text:list-item>
              <text:list-item>
                <text:p>Different Grails validation constraints</text:p>
              </text:list-item>
              <text:list-item>
                <text:p>Relationships between domain classe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4.072cm" svg:x="1.396cm" svg:y="7.397cm" presentation:class="title" presentation:user-transformed="true">
          <draw:text-box>
            <text:p>POJO / POGO / Domain Class</text:p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Domain Class as Grails Artefact 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header>
                <text:p/>
              </text:list-header>
              <text:list-item>
                <text:p>Creating a domain class:</text:p>
                <text:list>
                  <text:list-header>
                    <text:p>grails create-domain-class &lt;&lt;class name&gt;&gt;</text:p>
                  </text:list-header>
                </text:list>
              </text:list-item>
              <text:list-item>
                <text:p>Class will be created in project -&gt; grails-app -&gt; domain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86cm" svg:height="3.821cm" svg:x="1.27cm" svg:y="1.265cm" presentation:class="title">
          <draw:text-box>
            <text:p><text:span text:style-name="T2">Persisting Fields to the Database</text:span>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All the fields in a domain class are persisted to the database.</text:p>
              </text:list-item>
              <text:list-item>
                <text:p>Each field in the class will map to a column in the database.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3.811cm" svg:x="1.27cm" svg:y="1.27cm" presentation:class="title">
          <draw:text-box>
            <text:p>Getters and setter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Getters and setters are generated automatically.</text:p>
                <text:p>Example</text:p>
                <text:p>class Employee {</text:p>
                <text:p><text:s text:c="4"/>String firstName</text:p>
                <text:p>}</text:p>
                <text:p>Company company = new Company()</text:p>
                <text:p>company.firstName and company.getFirstName() both are sam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3.811cm" svg:x="1.27cm" svg:y="1.27cm" presentation:class="title">
          <draw:text-box>
            <text:p>ToString 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Default toString for employee domain object is</text:p>
                <text:p>com.poc.domainclass1.Employee : 1</text:p>
                <text:p>&lt;class name : id&gt;</text:p>
              </text:list-item>
              <text:list-item>
                <text:p>ToString can be overriden</text:p>
                <text:p>class Employee {</text:p>
                <text:p><text:s text:c="4"/>String firstName</text:p>
                <text:p><text:s text:c="4"/>String email</text:p>
                <text:p><text:s text:c="4"/>String toString() {</text:p>
                <text:p><text:s text:c="8"/>return email <text:s/></text:p>
                <text:p><text:s text:c="4"/>}</text:p>
                <text:p>}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8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3.811cm" svg:x="1.27cm" svg:y="1.27cm" presentation:class="title">
          <draw:text-box>
            <text:p>TimeStamps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dateCreated and lastUpdated are special date fields in grails.</text:p>
              </text:list-item>
              <text:list-item>
                <text:p>Both the fields updated automatically when the new object is created</text:p>
              </text:list-item>
              <text:list-item>
                <text:p>When object is updated only lastUpdated field gets updated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8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Transient properties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Transient properties are never written to the database.</text:p>
              </text:list-item>
              <text:list-item>
                <text:p>Every property in a domain class is persistent and required.</text:p>
              </text:list-item>
              <text:list-item>
                <text:p>They don't have a corresponding column in the database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Example</text:p>
          </draw:text-box>
        </draw:frame>
        <draw:frame presentation:style-name="pr4" draw:layer="layout" svg:width="22.86cm" svg:height="13.575cm" svg:x="1.27cm" svg:y="4.5cm" presentation:class="outline" presentation:user-transformed="true">
          <draw:text-box>
            <text:list text:style-name="L2">
              <text:list-header>
                <text:p>class Employee {</text:p>
                <text:p><text:s text:c="4"/>String firstName</text:p>
                <text:p><text:s text:c="4"/>String lastName</text:p>
                <text:p/>
                <text:p><text:s text:c="4"/>static transients = ['name']</text:p>
                <text:p/>
                <text:p><text:s text:c="4"/>String getName() {</text:p>
                <text:p><text:s text:c="6"/>"${firstName ?: ''}${lastName ? ' ' + lastName : ''}"</text:p>
                <text:p><text:s text:c="4"/>}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5" draw:text-style-name="P3" draw:layer="layout" svg:width="15.239cm" svg:height="11.179cm" svg:x="1.905cm" svg:y="12.064cm" presentation:class="notes">
            <draw:text-box>
              <text:p><text:span text:style-name="T3">If a domain class has a method called getName() and a method called setName(), then that domain class has a persistent property called name. It doesn’t matter that the class doesn’t have a field called “name.”</text:span></text:p>
              <text:p><text:span text:style-name="T3"/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Validation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static constraints = {}</text:p>
              </text:list-item>
              <text:list-item>
                <text:p>person.validate()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layer="layout" svg:width="22.86cm" svg:height="2cm" svg:x="1.27cm" svg:y="2cm" presentation:class="title" presentation:user-transformed="true">
          <draw:text-box>
            <text:p>Example</text:p>
          </draw:text-box>
        </draw:frame>
        <draw:frame presentation:style-name="pr4" draw:text-style-name="P5" draw:layer="layout" svg:width="25.4cm" svg:height="15.073cm" svg:x="-0.001cm" svg:y="3.927cm" presentation:class="outline" presentation:user-transformed="true">
          <draw:text-box>
            <text:list text:style-name="L2">
              <text:list-header>
                <text:p><text:span text:style-name="T4">class Employee {</text:span></text:p>
                <text:p><text:span text:style-name="T4"><text:s text:c="4"/></text:span><text:span text:style-name="T4">String firstName</text:span></text:p>
                <text:p><text:span text:style-name="T4"><text:s text:c="4"/></text:span><text:span text:style-name="T4">String lastName</text:span></text:p>
                <text:p><text:span text:style-name="T4"><text:s text:c="4"/></text:span><text:span text:style-name="T4">String email</text:span></text:p>
                <text:p><text:span text:style-name="T4"><text:s text:c="4"/></text:span><text:span text:style-name="T4">String password</text:span></text:p>
                <text:p><text:span text:style-name="T4"><text:s text:c="4"/></text:span><text:span text:style-name="T4">Float salary</text:span></text:p>
                <text:p><text:span text:style-name="T4"><text:s text:c="4"/></text:span><text:span text:style-name="T4">static constraints = {</text:span></text:p>
                <text:p><text:span text:style-name="T4"><text:s text:c="8"/></text:span><text:span text:style-name="T4">email(unique: true)</text:span></text:p>
                <text:p><text:span text:style-name="T4"><text:s text:c="8"/></text:span><text:span text:style-name="T4">password(size: 5..15, blank: false)</text:span></text:p>
                <text:p><text:span text:style-name="T4"><text:s text:c="8"/></text:span><text:span text:style-name="T4">salary(max: 1000000F)</text:span></text:p>
                <text:p><text:span text:style-name="T4"><text:s text:c="4"/></text:span><text:span text:style-name="T4">}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Validating Constraints</text:p>
          </draw:text-box>
        </draw:frame>
        <draw:frame presentation:style-name="pr4" draw:layer="layout" svg:width="24.13cm" svg:height="13.075cm" svg:x="0cm" svg:y="5cm" presentation:class="outline" presentation:user-transformed="true">
          <draw:text-box>
            <text:list text:style-name="L2">
              <text:list-header>
                <text:p>Employee employee = new Employee( code: "123", firstName: "firstName", lastName: 'lastName', email: "test@gmail.com", password: "Test-5", salary: 2000000F)</text:p>
                <text:p/>
                <text:p>println employee.validate() <text:s/>// false</text:p>
                <text:p/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Relationships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The types of relationships that Grails supports are </text:p>
                <text:list>
                  <text:list-item>
                    <text:list>
                      <text:list-item>
                        <text:p>One-to-one</text:p>
                      </text:list-item>
                      <text:list-item>
                        <text:p>One-to-many</text:p>
                      </text:list-item>
                      <text:list-item>
                        <text:p>Many-to-one</text:p>
                      </text:list-item>
                      <text:list-item>
                        <text:p>Many-to-man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One-to-One Relationship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header>
                <text:p>class Car {</text:p>
                <text:p><text:s text:c="4"/>Engine engine</text:p>
                <text:p>}</text:p>
                <text:p>class Engine {</text:p>
                <text:p><text:s text:c="4"/>static belongsTo = [car:Car]</text:p>
                <text:p>}</text:p>
                <text:p/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5" draw:text-style-name="P3" draw:layer="layout" svg:width="15.239cm" svg:height="11.179cm" svg:x="1.905cm" svg:y="12.064cm" presentation:class="notes">
            <draw:text-box>
              <text:p><text:span text:style-name="T3">The value of the belongsTo property in the Engine class is a Map. 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 presentation:user-transformed="true">
          <draw:text-box>
            <text:p>One-to-many relationships - No owner</text:p>
          </draw:text-box>
        </draw:frame>
        <draw:frame presentation:style-name="pr4" draw:layer="layout" svg:width="24.5cm" svg:height="12.573cm" svg:x="0.5cm" svg:y="5.502cm" presentation:class="outline" presentation:user-transformed="true">
          <draw:text-box>
            <text:list text:style-name="L2">
              <text:list-header>
                <text:p>class Project {</text:p>
                <text:p><text:s text:c="4"/>String name</text:p>
                <text:p><text:s text:c="4"/>static hasMany = [tasks: Task]</text:p>
                <text:p>}</text:p>
                <text:p>class Task {</text:p>
                <text:p><text:s text:c="4"/>String name</text:p>
                <text:p><text:s text:c="4"/>Employee assignedTo</text:p>
                <text:p><text:s text:c="4"/>Employee assignedBy</text:p>
                <text:p><text:s text:c="4"/>Date dateCreated</text:p>
                <text:p><text:s text:c="4"/>Date lastUpdated</text:p>
                <text:p>}</text:p>
                <text:p/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One-to-many relationships - One is Owner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header>
                <text:p>class Company {</text:p>
                <text:p><text:s text:c="4"/>String name</text:p>
                <text:p><text:s text:c="4"/>static hasMany = [employees: Employee]</text:p>
                <text:p>}</text:p>
                <text:p><text:span text:style-name="T5">class Employee {</text:span></text:p>
                <text:p><text:span text:style-name="T5"><text:s text:c="4"/></text:span><text:span text:style-name="T5">String firstName</text:span></text:p>
                <text:p><text:span text:style-name="T5"><text:s text:c="4"/></text:span><text:span text:style-name="T5">String lastName</text:span></text:p>
                <text:p><text:span text:style-name="T5"><text:s text:c="4"/></text:span><text:span text:style-name="T5">static belongsTo = [ company : Company]</text:span></text:p>
                <text:p><text:span text:style-name="T5">}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 presentation:user-transformed="true">
          <draw:text-box>
            <text:p>Many-to-many relationships – One is owner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header>
                <text:p><text:span text:style-name="T5">class Employee {</text:span></text:p>
                <text:p><text:span text:style-name="T5"><text:s text:c="4"/></text:span><text:span text:style-name="T5">String firstName</text:span></text:p>
                <text:p><text:span text:style-name="T5"><text:s text:c="4"/></text:span><text:span text:style-name="T5">String lastName</text:span></text:p>
                <text:p><text:span text:style-name="T5"><text:s text:c="4"/></text:span><text:span text:style-name="T5">static hasMany = [projects: Project]</text:span></text:p>
                <text:p><text:span text:style-name="T5">}</text:span></text:p>
                <text:p>class Project {</text:p>
                <text:p><text:s text:c="3"/>String name</text:p>
                <text:p><text:s text:c="4"/>static belongsTo = [Employee]</text:p>
                <text:p><text:s text:c="4"/>static hasMany = [employees: Employee]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102cm" svg:y="7.396cm" presentation:class="title" presentation:user-transformed="true">
          <draw:text-box>
            <text:p>Many-to-many relationships – No one is owner</text:p>
          </draw:text-box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 presentation:user-transformed="true">
          <draw:text-box>
            <text:p>References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<text:a xlink:href="http://grails.org/doc/latest/guide/5.%20Object%20Relational%20Mapping%20(GORM).html#5.2%20Domain%20Modelling%20in%20GORM">Grails Docs for Domain Classes</text:a></text:p>
              </text:list-item>
              <text:list-item>
                <text:p><text:a xlink:href="http://grails.org/doc/latest/ref/Constraints/Usage.html">Validation Constraints</text:a></text:p>
              </text:list-item>
              <text:list-item>
                <text:p>Definitive Guide To Grails</text:p>
              </text:list-item>
              <text:list-item>
                <text:p>git@github.com:udayig/grailsdomain1.gi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64cm" svg:y="7.5cm" presentation:class="title" presentation:user-transformed="true">
          <draw:text-box>
            <text:p text:style-name="P6">Questions ?</text:p>
          </draw:text-box>
        </draw:frame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ffff" draw:end-color="#cccce6" draw:start-intensity="100%" draw:end-intensity="100%" draw:angle="2700" draw:border="0%"/>
    <draw:gradient draw:name="Gradient_20_8" draw:display-name="Gradient 8" draw:style="linear" draw:start-color="#ffffff" draw:end-color="#00007d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00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000000" fo:font-size="75%"/>
          </text:list-level-style-bullet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font-family-asian="'DejaVu Sans'" style:font-family-generic-asian="system" style:font-pitch-asian="variable" style:font-size-asian="34pt" style:font-style-asian="normal" style:font-weight-asian="normal" style:font-family-complex="'DejaVu Sans'" style:font-family-generic-complex="system" style:font-pitch-complex="variable" style:font-size-complex="3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telliGrap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ntelliGrape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IntelliGrape-notes" style:family="presentation">
      <style:graphic-properties draw:stroke="none" draw:fill="none">
        <text:list-style style:name="IntelliGrap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IntelliGrape-outline1" style:family="presentation">
      <style:graphic-properties draw:stroke="none" draw:fill="none" draw:auto-grow-height="false" draw:fit-to-size="shrink-to-fit">
        <text:list-style style:name="IntelliGrape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00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ntelliGrape-outline2" style:family="presentation" style:parent-style-name="IntelliGrape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IntelliGrape-outline3" style:family="presentation" style:parent-style-name="IntelliGrap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IntelliGrape-outline4" style:family="presentation" style:parent-style-name="IntelliGrap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IntelliGrape-outline5" style:family="presentation" style:parent-style-name="IntelliGrap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IntelliGrape-outline6" style:family="presentation" style:parent-style-name="IntelliGrap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IntelliGrape-outline7" style:family="presentation" style:parent-style-name="IntelliGrap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IntelliGrape-outline8" style:family="presentation" style:parent-style-name="IntelliGrap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IntelliGrape-outline9" style:family="presentation" style:parent-style-name="IntelliGrap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IntelliGrape-subtitle" style:family="presentation">
      <style:graphic-properties draw:stroke="none" draw:fill="none" draw:textarea-vertical-align="middle">
        <text:list-style style:name="IntelliGrape-subtitle">
          <text:list-level-style-bullet text:level="1" text:bullet-char="">
            <style:list-level-properties/>
            <style:text-properties fo:font-family="Wingdings" style:font-pitch="variable" style:font-charset="x-symbol" fo:color="#000000" fo:font-size="75%"/>
          </text:list-level-style-bullet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letter-kerning="true" style:font-family-asian="'DejaVu Sans'" style:font-family-generic-asian="system" style:font-pitch-asian="variable" style:font-size-asian="34pt" style:font-style-asian="normal" style:font-weight-asian="normal" style:font-family-complex="'DejaVu Sans'" style:font-family-generic-complex="system" style:font-pitch-complex="variable" style:font-size-complex="34pt" style:font-style-complex="normal" style:font-weight-complex="normal" style:text-emphasize="none" style:font-relief="none"/>
    </style:style>
    <style:style style:name="IntelliGrape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IntelliGrap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cccce6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7d"/>
    </style:style>
    <style:style style:name="Mgr4" style:family="graphic" style:parent-style-name="standard">
      <style:graphic-properties draw:stroke="none" draw:fill="gradient" draw:fill-color="#00007d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cccce6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solid" draw:fill-color="#9999c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solid" draw:fill-color="#00007d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solid" draw:fill-color="#000080" draw:textarea-horizontal-align="center" draw:textarea-vertical-align="top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00007d"/>
    </style:style>
    <style:style style:name="Mpr2" style:family="presentation" style:parent-style-name="Default-backgroundobjects" style:list-style-name="ML2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00007d"/>
    </style:style>
    <style:style style:name="Mpr3" style:family="presentation" style:parent-style-name="Default-backgroundobjects">
      <style:graphic-properties draw:stroke="none" draw:fill="none" draw:fill-color="#9999ff" draw:textarea-horizontal-align="justify" draw:textarea-vertical-align="bottom" draw:auto-grow-height="false" draw:auto-grow-width="false" fo:min-height="1.325cm" fo:min-width="0cm" fo:padding-top="0.13cm" fo:padding-bottom="0.13cm" fo:padding-left="0.25cm" fo:padding-right="0.25cm" fo:wrap-option="wrap" draw:shadow="hidden" draw:shadow-color="#00007d"/>
    </style:style>
    <style:style style:name="Mpr4" style:family="presentation" style:parent-style-name="IntelliGrape-backgroundobjects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00007d"/>
    </style:style>
    <style:style style:name="Mpr5" style:family="presentation" style:parent-style-name="IntelliGrape-backgroundobjects" style:list-style-name="ML2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00007d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 style:writing-mode="lr-tb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style:writing-mode="tb-rl"/>
    </style:style>
    <style:style style:name="MP8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font-family="'Arial Black'" style:font-family-generic="swiss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Mpr1" draw:text-style-name="MP3" draw:layer="backgroundobjects" svg:width="8.044cm" svg:height="1.271cm" svg:x="8.678cm" svg:y="17.356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4" draw:layer="backgroundobjects" svg:width="5.927cm" svg:height="1.271cm" svg:x="18.202cm" svg:y="17.356cm" presentation:class="page-number">
        <draw:text-box>
          <text:p text:style-name="MP4"><text:span text:style-name="MT3"><text:page-number>&lt;number&gt;</text:page-number></text:span></text:p>
        </draw:text-box>
      </draw:frame>
      <draw:g>
        <draw:custom-shape draw:style-name="Mgr3" draw:text-style-name="MP5" draw:layer="backgroundobjects" svg:width="0.588cm" svg:height="1.482cm" svg:x="0cm" svg:y="0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backgroundobjects" svg:width="17.987cm" svg:height="0.763cm" svg:x="0.85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5" draw:layer="backgroundobjects" svg:width="0.284cm" svg:height="0.392cm" svg:x="0.844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5" draw:layer="backgroundobjects" svg:width="0.287cm" svg:height="0.384cm" svg:x="1.128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5" draw:layer="backgroundobjects" svg:width="0.287cm" svg:height="0.392cm" svg:x="1.128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5" draw:layer="backgroundobjects" svg:width="0.281cm" svg:height="0.384cm" svg:x="0.565cm" svg:y="0.763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0.29cm" svg:height="0.384cm" svg:x="0.271cm" svg:y="0.379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5" draw:layer="backgroundobjects" svg:width="0.284cm" svg:height="0.384cm" svg:x="0.844cm" svg:y="0.754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5" draw:layer="backgroundobjects" svg:width="0.281cm" svg:height="0.379cm" svg:x="0.565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6cm" svg:height="3.811cm" svg:x="1.27cm" svg:y="1.27cm" presentation:class="title" presentation:placeholder="true">
        <draw:text-box/>
      </draw:frame>
      <draw:frame presentation:style-name="Default-outline1" draw:layer="backgroundobjects" svg:width="22.86cm" svg:height="12.573cm" svg:x="1.27cm" svg:y="5.502cm" presentation:class="outline" presentation:placeholder="true">
        <draw:text-box/>
      </draw:frame>
      <draw:frame presentation:style-name="Mpr3" draw:text-style-name="MP6" draw:layer="backgroundobjects" svg:width="5.927cm" svg:height="1.324cm" svg:x="1.269cm" svg:y="17.346cm" presentation:class="date-time">
        <draw:text-box>
          <text:p text:style-name="MP6"><text:span text:style-name="MT2"><presentation:date-time/></text:span></text:p>
        </draw:text-box>
      </draw:frame>
      <draw:custom-shape draw:name="Rectangle 8" draw:style-name="Mgr8" draw:text-style-name="MP7" draw:layer="backgroundobjects" svg:width="19.05cm" svg:height="0.207cm" draw:transform="rotate (-1.57079632679579) translate (0.206cm 0cm)">
        <text:p/>
        <draw:enhanced-geometry draw:text-rotate-angle="-180" svg:viewBox="0 0 21600 21600" draw:type="rectangle" draw:enhanced-path="M 0 0 L 21600 0 21600 21600 0 21600 0 0 Z N"/>
      </draw:custom-shape>
      <draw:frame draw:style-name="Mgr9" draw:text-style-name="MP8" draw:layer="backgroundobjects" svg:width="5.08cm" svg:height="1.473cm" svg:x="19.05cm" svg:y="0.22cm">
        <draw:image xlink:href="Pictures/10000000000002A6000000DF30B3817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IntelliGrape" style:page-layout-name="PM1" draw:style-name="Mdp1">
      <draw:g>
        <draw:custom-shape draw:style-name="Mgr3" draw:text-style-name="MP5" draw:layer="backgroundobjects" svg:width="9.737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20.633cm" svg:height="7.038cm" svg:x="4.767cm" svg:y="4.696cm">
          <text:p/>
          <draw:enhanced-geometry svg:viewBox="0 0 21600 21600" draw:type="rectangle" draw:enhanced-path="M 0 0 L 21600 0 21600 21600 0 21600 0 0 Z N"/>
        </draw:custom-shape>
        <draw:g>
          <draw:custom-shape draw:style-name="Mgr6" draw:text-style-name="MP5" draw:layer="backgroundobjects" svg:width="1.601cm" svg:height="1.781cm" svg:x="1.592cm" svg:y="9.95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5" draw:layer="backgroundobjects" svg:width="1.596cm" svg:height="1.786cm" svg:x="4.767cm" svg:y="4.69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5" draw:layer="backgroundobjects" svg:width="1.627cm" svg:height="1.764cm" svg:x="6.337cm" svg:y="2.963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5" draw:layer="backgroundobjects" svg:width="1.622cm" svg:height="1.781cm" svg:x="3.171cm" svg:y="9.953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5" draw:layer="backgroundobjects" svg:width="1.627cm" svg:height="1.786cm" svg:x="6.337cm" svg:y="4.69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5" draw:layer="backgroundobjects" svg:width="1.622cm" svg:height="1.759cm" svg:x="3.171cm" svg:y="6.45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5" draw:layer="backgroundobjects" svg:width="1.618cm" svg:height="1.759cm" svg:x="0cm" svg:y="6.456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5" draw:layer="backgroundobjects" svg:width="1.596cm" svg:height="1.759cm" svg:x="4.767cm" svg:y="6.45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5" draw:layer="backgroundobjects" svg:width="1.601cm" svg:height="1.79cm" svg:x="1.592cm" svg:y="8.18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5" draw:layer="backgroundobjects" svg:width="1.622cm" svg:height="1.79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Mpr4" draw:text-style-name="MP6" draw:layer="backgroundobjects" svg:width="5.927cm" svg:height="1.271cm" svg:x="1.269cm" svg:y="17.35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3" draw:layer="backgroundobjects" svg:width="8.044cm" svg:height="1.271cm" svg:x="8.678cm" svg:y="17.356cm" presentation:class="footer">
        <draw:text-box>
          <text:p text:style-name="MP3"><text:span text:style-name="MT2"><presentation:footer/></text:span></text:p>
        </draw:text-box>
      </draw:frame>
      <draw:frame presentation:style-name="Mpr5" draw:text-style-name="MP4" draw:layer="backgroundobjects" svg:width="5.927cm" svg:height="1.271cm" svg:x="18.202cm" svg:y="17.35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IntelliGrape-title" draw:layer="backgroundobjects" svg:width="16.722cm" svg:height="6.139cm" svg:x="8.255cm" svg:y="5.08cm" presentation:class="title" presentation:placeholder="true">
        <draw:text-box/>
      </draw:frame>
      <draw:custom-shape draw:name="Rectangle 8" draw:style-name="Mgr8" draw:text-style-name="MP7" draw:layer="backgroundobjects" svg:width="19.05cm" svg:height="0.207cm" draw:transform="rotate (-1.57079632679579) translate (0.206cm 0cm)">
        <text:p/>
        <draw:enhanced-geometry draw:text-rotate-angle="-180" svg:viewBox="0 0 21600 21600" draw:type="rectangle" draw:enhanced-path="M 0 0 L 21600 0 21600 21600 0 21600 0 0 Z N"/>
      </draw:custom-shape>
      <draw:frame presentation:style-name="IntelliGrape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IntelliGrape-title" draw:layer="backgroundobjects" svg:width="0.001cm" svg:height="0.001cm" svg:x="0cm" svg:y="1.93cm" presentation:class="page"/>
        <draw:frame presentation:style-name="IntelliGrape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IntelliGrape</dc:title>
    <meta:creation-date>2010-01-14T19:24:55</meta:creation-date>
    <meta:editing-cycles>39</meta:editing-cycles>
    <meta:editing-duration>PT7H59M57S</meta:editing-duration>
    <meta:generator>LibreOffice/3.3$Unix LibreOffice_project/330m19$Build-401</meta:generator>
    <dc:date>2011-11-04T11:46:25</dc:date>
    <dc:creator>uday </dc:creator>
    <meta:document-statistic meta:object-count="132"/>
    <meta:user-defined meta:name="Info 1"/>
    <meta:user-defined meta:name="Info 2"/>
    <meta:user-defined meta:name="Info 3"/>
    <meta:user-defined meta:name="Info 4"/>
    <meta:template xlink:type="simple" xlink:actuate="onRequest" xlink:title="IntelliGrape" xlink:href="../../../.openoffice.org/3/user/template/IntelliGrape.otp"/>
  </office:meta>
</office:document-meta>
</file>